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que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Inertie</text:p>
          </table:table-cell>
          <table:table-cell office:value-type="string" calcext:value-type="string">
            <text:p>Convection</text:p>
          </table:table-cell>
          <table:table-cell office:value-type="string" calcext:value-type="string">
            <text:p>Bouilleur</text:p>
          </table:table-cell>
          <table:table-cell office:value-type="string" calcext:value-type="string">
            <text:p>Poujoulat Efficience</text:p>
          </table:table-cell>
        </table:table-row>
      </table:table>
      <table:table table:name="Question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Hauteur minimale 3,50m ?</text:p>
          </table:table-cell>
        </table:table-row>
        <table:table-row table:style-name="ro1">
          <table:table-cell office:value-type="string" calcext:value-type="string">
            <text:p>Adaptateur préconisé 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18:04.974744618</meta:creation-date>
    <dc:date>2018-04-07T11:21:57.715354953</dc:date>
    <meta:editing-duration>PT3M53S</meta:editing-duration>
    <meta:editing-cycles>1</meta:editing-cycles>
    <meta:document-statistic meta:table-count="2" meta:cell-count="9" meta:object-count="0"/>
    <meta:generator>LibreOffice/6.0.2.1.0$Linux_X86_64 LibreOffice_project/00m0$Build-1</meta:generator>
  </office:meta>
</office:document-meta>
</file>